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c"/>
    </style:style>
    <style:style style:name="P2" style:family="paragraph" style:parent-style-name="Standard">
      <style:text-properties fo:font-weight="normal" officeooo:paragraph-rsid="00100c5c" style:font-weight-asian="normal" style:font-weight-complex="normal"/>
    </style:style>
    <style:style style:name="T1" style:family="text">
      <style:text-properties officeooo:rsid="00100c5c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 officeooo:rsid="00100c5c"/>
    </style:style>
    <style:style style:name="T3" style:family="text">
      <style:text-properties fo:font-variant="normal" fo:text-transform="none" fo:color="#000000" style:font-name="Times New Roman1" fo:font-size="14pt" fo:letter-spacing="normal" fo:font-style="italic" officeooo:rsid="00100c5c"/>
    </style:style>
    <style:style style:name="T4" style:family="text">
      <style:text-properties fo:font-variant="normal" fo:text-transform="none" fo:color="#000000" style:font-name="Times New Roman1" fo:font-size="14pt" fo:letter-spacing="normal" fo:font-style="italic" fo:font-weight="normal" officeooo:rsid="00100c5c"/>
    </style:style>
    <style:style style:name="T5" style:family="text">
      <style:text-properties fo:font-variant="normal" fo:text-transform="none" fo:color="#000000" style:font-name="Times New Roman1" fo:font-size="14pt" fo:letter-spacing="normal" fo:font-style="italic" officeooo:rsid="00104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me ideas about presentation:</text:span></text:p>
      <text:p text:style-name="P1"><text:span text:style-name="T1"/></text:p>
      <text:p text:style-name="P1"><text:span text:style-name="T1">start with Geoffrey Chaucer: <text:s/>The lyf so short, the craft so long to lerne </text:span></text:p>
      <text:p text:style-name="P1"><text:span text:style-name="T1"/></text:p>
      <text:p text:style-name="P1"><text:span text:style-name="T1">Dummys can learn programming in 21 days: <text:s/></text:span><text:span text:style-name="T2">Felleisen </text:span><text:span text:style-name="T4">et al.</text:span></text:p>
      <text:p text:style-name="P2"><text:span text:style-name="T3">I </text:span><text:span text:style-name="T5">could not learn</text:span><text:span text:style-name="T3"> <text:s/>MapReduce </text:span><text:span text:style-name="T5">in python</text:span><text:span text:style-name="T3"> in 60 day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2-06T09:40:32</meta:creation-date>
    <dc:date>2013-12-06T09:55:30</dc:date>
    <dc:creator>Hafez </dc:creator>
    <meta:editing-duration>PT4M2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4" meta:word-count="38" meta:character-count="214" meta:non-whitespace-character-count="175"/>
  </office:meta>
</office:document-meta>
</file>